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/>
    <style:font-face style:name="Lucida Sans1" svg:font-family="'Lucida Sans'" style:font-family-generic="swiss"/>
    <style:font-face style:name="Verdana" svg:font-family="Verdana" style:font-family-generic="swiss"/>
    <style:font-face style:name="Courier New" svg:font-family="'Courier New'" style:font-family-generic="roma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0.1799in"/>
    </style:style>
    <style:style style:name="T1" style:family="text">
      <style:text-properties fo:color="#333333" style:font-name="Verdana" fo:font-size="11pt" style:font-name-asian="Verdana" style:font-size-asian="11pt" style:font-name-complex="Verdana" style:font-size-complex="11pt"/>
    </style:style>
    <style:style style:name="T2" style:family="text">
      <style:text-properties fo:font-variant="normal" fo:text-transform="none" fo:color="#000000" style:font-name="Verdana" fo:font-size="11pt" fo:letter-spacing="normal" style:font-name-asian="Verdana" style:font-size-asian="11pt" style:font-name-complex="Verdana" style:font-size-complex="11pt"/>
    </style:style>
    <style:style style:name="T3" style:family="text">
      <style:text-properties fo:font-variant="normal" fo:text-transform="none" fo:color="#000000" style:font-name="Times New Roman1" fo:font-size="14pt" fo:letter-spacing="normal" fo:font-style="normal" fo:font-weight="normal" style:font-name-asian="Verdana" style:font-size-asian="11pt" style:font-name-complex="Verdana" style:font-size-complex="11pt"/>
    </style:style>
    <text:list-style style:name="L1">
      <text:list-level-style-number text:level="1" text:style-name="Numbering_20_Symbols" style:num-suffix=")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)Playfair cipher </text:span></text:p>
      <text:p text:style-name="P1"><text:span text:style-name="T1">Keyword - Tupperware</text:span></text:p>
      <text:p text:style-name="P1"><text:span text:style-name="T1"/></text:p>
      <text:p text:style-name="P1"><text:span text:style-name="T1">'Awake to Freedom' Long years ago we made a tryst with destiny, and now time comes when we shall redeem our pledge, not wholly or in full measure, but very substantially.</text:span></text:p>
      <text:p text:style-name="P1"><text:span text:style-name="T1">At the stroke of the midnight hour, when the world sleeps....</text:span></text:p>
      <text:p text:style-name="P1"><text:span text:style-name="T1"/></text:p>
      <text:p text:style-name="P1"><text:span text:style-name="T1">2)Vignere cipher</text:span></text:p>
      <text:p text:style-name="P1"><text:span text:style-name="T1">Keyword – guitar</text:span></text:p>
      <text:p text:style-name="P1"><text:span text:style-name="T1"/></text:p>
      <text:p text:style-name="P1"><text:span text:style-name="T1">The club isn't the best place to find a lover</text:span></text:p>
      <text:p text:style-name="P1"><text:span text:style-name="T1">So the bar is where I go</text:span></text:p>
      <text:p text:style-name="P1"><text:span text:style-name="T1">Me and my friend at the table doing shots</text:span></text:p>
      <text:p text:style-name="P1"><text:span text:style-name="T1">Drinking fast and then we talk slow...</text:span></text:p>
      <text:p text:style-name="P1"><text:span text:style-name="T1"/></text:p>
      <text:p text:style-name="P1"><text:span text:style-name="T1">3)Caesar Cipher</text:span></text:p>
      <text:p text:style-name="P1"><text:span text:style-name="T1">Key – 13</text:span></text:p>
      <text:p text:style-name="P1"><text:span text:style-name="T1"/></text:p>
      <text:p text:style-name="P1"><text:span text:style-name="T1">NIE Summer Of Code</text:span></text:p>
      <text:p text:style-name="P1"><text:span text:style-name="T1"/></text:p>
      <text:p text:style-name="P1"><text:span text:style-name="T1">4)Mono alphabetic substitution</text:span></text:p>
      <text:p text:style-name="P1"><text:span text:style-name="T1"/></text:p>
      <text:p text:style-name="P1"><text:span text:style-name="T1">Key – LQKPSWUNVEIXATCORGMJBHYDFZ</text:span></text:p>
      <text:p text:style-name="P1"><text:span text:style-name="T1"/></text:p>
      <text:p text:style-name="P1"><text:span text:style-name="T1">Need a break,have a </text:span></text:p>
      <text:p text:style-name="P1"><text:span text:style-name="T1"/></text:p>
      <text:p text:style-name="P1"><text:span text:style-name="T1">5)Vignere Cipher</text:span></text:p>
      <text:p text:style-name="P1"><text:span text:style-name="T1"/></text:p>
      <text:p text:style-name="P1"><text:span text:style-name="T1">Keyword – Bond</text:span></text:p>
      <text:p text:style-name="P1"><text:span text:style-name="T1"/></text:p>
      <text:p text:style-name="P1"><text:span text:style-name="T1">A man's wife is brutually murdered by a serial killer and his son is left physically disabled.Then in a twisted turn of events his son is kidnapped and he has to chase the kidnapper thousands of miles with the help of a mentally disabled woman.</text:span></text:p>
      <text:p text:style-name="P1"><text:span text:style-name="T1"/></text:p>
      <text:p text:style-name="P1"><text:span text:style-name="T1">6)Caesar cipher</text:span></text:p>
      <text:p text:style-name="P1"><text:span text:style-name="T1"/></text:p>
      <text:p text:style-name="P1"><text:span text:style-name="T1">Key – 8</text:span></text:p>
      <text:p text:style-name="P1"><text:span text:style-name="T1"/></text:p>
      <text:p text:style-name="P1"><text:span text:style-name="T1">The instantaneous rate of change of a function with respect to one of its variables.</text:span></text:p>
      <text:p text:style-name="P1"><text:span text:style-name="T1"/></text:p>
      <text:p text:style-name="P1"><text:span text:style-name="T1">7)Mono alphabetic substitution</text:span></text:p>
      <text:p text:style-name="P1"><text:span text:style-name="T1"/></text:p>
      <text:p text:style-name="P1"><text:span text:style-name="T1">Keyword – PLHMOWKJTSGNQVRFBIUZDYEACX</text:span></text:p>
      <text:p text:style-name="P1"><text:span text:style-name="T1"/></text:p>
      <text:p text:style-name="P1"><text:span text:style-name="T1">Billions of blue blistering barnacles in a thundering typhoon</text:span></text:p>
      <text:p text:style-name="P1"><text:span text:style-name="T1"/></text:p>
      <text:p text:style-name="P1"><text:span text:style-name="T1">8)Playfair Cipher</text:span></text:p>
      <text:p text:style-name="P1"><text:span text:style-name="T1"/></text:p>
      <text:p text:style-name="P1"><text:span text:style-name="T1">Keyword - CRYPTOGRAPHY</text:span></text:p>
      <text:p text:style-name="P1"><text:span text:style-name="T1"/></text:p>
      <text:p text:style-name="P1"><text:span text:style-name="T1">Venture started in 2004 at Harvard.</text:span></text:p>
      <text:p text:style-name="P1"><text:span text:style-name="T1">shows information about you and communicate with groups of friends.</text:span></text:p>
      <text:p text:style-name="P1"><text:soft-page-break/><text:span text:style-name="T1">Solutions</text:span></text:p>
      <text:p text:style-name="P1"><text:span text:style-name="T1"/></text:p>
      <text:p text:style-name="P1"><text:span text:style-name="T1">1)BADGR UL ITRRCQN</text:span></text:p>
      <text:p text:style-name="P1"><text:span text:style-name="T1"/></text:p>
      <text:p text:style-name="P1"><text:span text:style-name="T1">MQMH ECDUV WIM CT VGCR W UEZTW CFPF CRTWHOV, CQB OQF WGOC IQNTY BFPO CT XFWMQ TRCPYUO MET EOTAKP ,OLE BFQMOS QE HO GTNSM NUCVTTR, APU SRTZ VPAT WBMEFWMOS.</text:span></text:p>
      <text:p text:style-name="P1"><text:span text:style-name="T1"/></text:p>
      <text:p text:style-name="P1"><text:span text:style-name="T1">WU PFT YUTQIC YL WIP OGBQKHFP INPT, BFPO</text:span></text:p>
      <text:p text:style-name="P1"><text:span text:style-name="T1">PFT CQEQW TSPYREVZ</text:span></text:p>
      <text:p text:style-name="P1"><text:span text:style-name="T1"/></text:p>
      <text:p text:style-name="P1"><text:span text:style-name="T1">2)</text:span></text:p>
      <text:p text:style-name="P1"><text:span text:style-name="T1"/></text:p>
      <text:p text:style-name="P1"><text:span text:style-name="T3">Zbm vllh cag't kny jxsk vfive ku zqgd r ridxr</text:span><text:span text:style-name="T1"> </text:span></text:p>
      <text:p text:style-name="P1"><text:span text:style-name="T3">Yi bae sgl ql wyklm B gf</text:span><text:span text:style-name="T1"> </text:span></text:p>
      <text:p text:style-name="P1"><text:span text:style-name="T3">Sy igd de zzbeej ub mhv zujee uucvz syuna</text:span><text:span text:style-name="T1"> </text:span></text:p>
      <text:p text:style-name="P1"><text:span text:style-name="T3">Jlqgkzta ntsk ghl mhvt qm macq mthw...</text:span><text:span text:style-name="T1"> </text:span></text:p>
      <text:p text:style-name="P1"><text:span text:style-name="T1"/></text:p>
      <text:p text:style-name="P1"><text:span text:style-name="T1">3)</text:span><text:span text:style-name="T3">AVR Fhzzre Bs Pbqr</text:span><text:span text:style-name="T1"> </text:span></text:p>
      <text:p text:style-name="P1"><text:span text:style-name="T1"/></text:p>
      <text:p text:style-name="P1"><text:span text:style-name="T1">4)</text:span><text:span text:style-name="T3">TSSP L QGSLI,NLHS L</text:span><text:span text:style-name="T1"> </text:span></text:p>
      <text:p text:style-name="P1"><text:span text:style-name="T1"/></text:p>
      <text:p text:style-name="P1"><text:span text:style-name="T1">5)</text:span><text:span text:style-name="T3">B anq't kvif wf esigxbzyb niegffrg cm n vffvdm yvomse dor ult gbq jg yhgh ckzgvfbzyb ewfdczrg.Uvrq jb n wxwfwfr gxsb bi fjrqug ult gbq jg xlebnsqsq dor uh iof wp qudts gkf yvgoocsff gkpifdorf rg avofg jluv gkf vroq cs d nsawbzyb ewfdczrg xczdo</text:span><text:span text:style-name="T1"> </text:span></text:p>
      <text:p text:style-name="P1"><text:span text:style-name="T1"/></text:p>
      <text:p text:style-name="P1"><text:span text:style-name="T1">6)</text:span><text:span text:style-name="T3">Bpm qvabivbivmwca zibm wn kpivom wn i ncvkbqwv eqbp zmaxmkb bw wvm wn qba dizqijtma.</text:span><text:span text:style-name="T1"> </text:span></text:p>
      <text:p text:style-name="P1"><text:span text:style-name="T1"/></text:p>
      <text:p text:style-name="P1"><text:span text:style-name="T1">7)</text:span><text:span text:style-name="T2"> </text:span><text:span text:style-name="T3">LTNNTRVU RW LNDO LNTUZOITVK LPIVPHNOU TV P ZJDVMOITVK ZCFJRRV</text:span><text:span text:style-name="T1"> </text:span></text:p>
      <text:p text:style-name="P1"><text:span text:style-name="T1"/></text:p>
      <text:p text:style-name="P1"><text:span text:style-name="T1">8)RMSYVCK MYBYCFE FQ 2004</text:span></text:p>
      <text:p text:style-name="P1"><text:span text:style-name="T1"><text:s text:c="3"/>BY BHGRGYK LBGZN FQDAGVBYDHW FOGZC CAW OLF BCGITM.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/>
    <style:font-face style:name="Lucida Sans1" svg:font-family="'Lucida Sans'" style:font-family-generic="swiss"/>
    <style:font-face style:name="Verdana" svg:font-family="Verdana" style:font-family-generic="swiss"/>
    <style:font-face style:name="Courier New" svg:font-family="'Courier New'" style:font-family-generic="roma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0.1598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eghnathrao Belathur</meta:initial-creator>
    <meta:creation-date>2017-06-02T18:14:43.83</meta:creation-date>
    <dc:date>2017-06-03T07:30:06.85</dc:date>
    <dc:creator>Meghnathrao Belathur</dc:creator>
    <meta:editing-duration>PT13H15M21S</meta:editing-duration>
    <meta:editing-cycles>18</meta:editing-cycles>
    <meta:generator>OpenOffice/4.1.1$Win32 OpenOffice.org_project/411m6$Build-9775</meta:generator>
    <meta:document-statistic meta:table-count="0" meta:image-count="0" meta:object-count="0" meta:page-count="2" meta:paragraph-count="46" meta:word-count="378" meta:character-count="2134"/>
  </office:meta>
</office:document-meta>
</file>